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rIndex</text:p>
          </table:table-cell>
          <table:table-cell/>
          <table:table-cell office:value-type="string" calcext:value-type="string">
            <text:p>rIndex</text:p>
          </table:table-cell>
          <table:table-cell table:number-columns-repeated="2"/>
          <table:table-cell office:value-type="string" calcext:value-type="string">
            <text:p>absLength</text:p>
          </table:table-cell>
          <table:table-cell table:number-columns-repeated="2"/>
          <table:table-cell office:value-type="string" calcext:value-type="string">
            <text:p>rsLength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1.43995" calcext:value-type="float">
            <text:p>1.4399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122.03" calcext:value-type="float">
            <text:p>2122.03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.42535" calcext:value-type="float">
            <text:p>1.4253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86.42" calcext:value-type="float">
            <text:p>3086.4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054.65" calcext:value-type="float">
            <text:p>3054.65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.41075" calcext:value-type="float">
            <text:p>1.4107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7936.51" calcext:value-type="float">
            <text:p>7936.51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3987.27" calcext:value-type="float">
            <text:p>3987.27</text:p>
          </table:table-cell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1.39956" calcext:value-type="float">
            <text:p>1.39956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2422.4" calcext:value-type="float">
            <text:p>12422.4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5131.29" calcext:value-type="float">
            <text:p>5131.29</text:p>
          </table:table-cell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1.39074" calcext:value-type="float">
            <text:p>1.39074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16806.7" calcext:value-type="float">
            <text:p>16806.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6518.85" calcext:value-type="float">
            <text:p>6518.85</text:p>
          </table:table-cell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.38362" calcext:value-type="float">
            <text:p>1.3836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0703.9" calcext:value-type="float">
            <text:p>20703.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8184.56" calcext:value-type="float">
            <text:p>8184.56</text:p>
          </table:table-cell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.37776" calcext:value-type="float">
            <text:p>1.37776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6595.7" calcext:value-type="float">
            <text:p>26595.7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0165.5" calcext:value-type="float">
            <text:p>10165.5</text:p>
          </table:table-cell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.37287" calcext:value-type="float">
            <text:p>1.37287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32467.5" calcext:value-type="float">
            <text:p>32467.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2501" calcext:value-type="float">
            <text:p>12501</text:p>
          </table:table-cell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.36872" calcext:value-type="float">
            <text:p>1.36872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42372.9" calcext:value-type="float">
            <text:p>42372.9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15232.8" calcext:value-type="float">
            <text:p>15232.8</text:p>
          </table:table-cell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1.36518" calcext:value-type="float">
            <text:p>1.36518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45045" calcext:value-type="float">
            <text:p>45045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8405" calcext:value-type="float">
            <text:p>18405</text:p>
          </table:table-cell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1.36211" calcext:value-type="float">
            <text:p>1.36211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61349.7" calcext:value-type="float">
            <text:p>61349.7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2064" calcext:value-type="float">
            <text:p>22064</text:p>
          </table:table-cell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1.35943" calcext:value-type="float">
            <text:p>1.359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80645.2" calcext:value-type="float">
            <text:p>80645.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6258.1" calcext:value-type="float">
            <text:p>26258.1</text:p>
          </table:table-cell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.35707" calcext:value-type="float">
            <text:p>1.3570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89285.7" calcext:value-type="float">
            <text:p>89285.7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038.4" calcext:value-type="float">
            <text:p>31038.4</text:p>
          </table:table-cell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 office:value-type="float" office:value="1.35498" calcext:value-type="float">
            <text:p>1.3549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6457.4" calcext:value-type="float">
            <text:p>36457.4</text:p>
          </table:table-cell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1.35312" calcext:value-type="float">
            <text:p>1.35312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42570.3" calcext:value-type="float">
            <text:p>42570.3</text:p>
          </table:table-cell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.35145" calcext:value-type="float">
            <text:p>1.35145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0769.2" calcext:value-type="float">
            <text:p>30769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49433.5" calcext:value-type="float">
            <text:p>49433.5</text:p>
          </table:table-cell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 office:value-type="float" office:value="1.34994" calcext:value-type="float">
            <text:p>1.34994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49019.6" calcext:value-type="float">
            <text:p>49019.6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57106.6" calcext:value-type="float">
            <text:p>57106.6</text:p>
          </table:table-cell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1.34858" calcext:value-type="float">
            <text:p>1.34858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64102.6" calcext:value-type="float">
            <text:p>64102.6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65650.2" calcext:value-type="float">
            <text:p>65650.2</text:p>
          </table:table-cell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 office:value-type="float" office:value="1.34733" calcext:value-type="float">
            <text:p>1.34733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87719.3" calcext:value-type="float">
            <text:p>87719.3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75126.9" calcext:value-type="float">
            <text:p>75126.9</text:p>
          </table:table-cell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1.3462" calcext:value-type="float">
            <text:p>1.346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87950.7" calcext:value-type="float">
            <text:p>87950.7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85602.8" calcext:value-type="float">
            <text:p>85602.8</text:p>
          </table:table-cell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1.34515" calcext:value-type="float">
            <text:p>1.34515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117509" calcext:value-type="float">
            <text:p>117509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97142.7" calcext:value-type="float">
            <text:p>97142.7</text:p>
          </table:table-cell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1.34419" calcext:value-type="float">
            <text:p>1.3441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50830" calcext:value-type="float">
            <text:p>15083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09816" calcext:value-type="float">
            <text:p>109816</text:p>
          </table:table-cell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.34331" calcext:value-type="float">
            <text:p>1.34331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211416" calcext:value-type="float">
            <text:p>211416</text:p>
          </table:table-cell>
          <table:table-cell/>
          <table:table-cell office:value-type="float" office:value="410" calcext:value-type="float">
            <text:p>410</text:p>
          </table:table-cell>
          <table:table-cell office:value-type="float" office:value="123694" calcext:value-type="float">
            <text:p>123694</text:p>
          </table:table-cell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1.34248" calcext:value-type="float">
            <text:p>1.34248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220264" calcext:value-type="float">
            <text:p>220264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138847" calcext:value-type="float">
            <text:p>138847</text:p>
          </table:table-cell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.34172" calcext:value-type="float">
            <text:p>1.34172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202020" calcext:value-type="float">
            <text:p>202020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155351" calcext:value-type="float">
            <text:p>155351</text:p>
          </table:table-cell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1.341" calcext:value-type="float">
            <text:p>1.341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57480" calcext:value-type="float">
            <text:p>15748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173280" calcext:value-type="float">
            <text:p>173280</text:p>
          </table:table-cell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1.34033" calcext:value-type="float">
            <text:p>1.34033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08460" calcext:value-type="float">
            <text:p>10846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92716" calcext:value-type="float">
            <text:p>192716</text:p>
          </table:table-cell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1.3397" calcext:value-type="float">
            <text:p>1.3397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02145" calcext:value-type="float">
            <text:p>10214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213734" calcext:value-type="float">
            <text:p>213734</text:p>
          </table:table-cell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1.33911" calcext:value-type="float">
            <text:p>1.3391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94339.6" calcext:value-type="float">
            <text:p>94339.6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236413" calcext:value-type="float">
            <text:p>236413</text:p>
          </table:table-cell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.33855" calcext:value-type="float">
            <text:p>1.33855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78740.2" calcext:value-type="float">
            <text:p>78740.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60843" calcext:value-type="float">
            <text:p>260843</text:p>
          </table:table-cell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 office:value-type="float" office:value="1.33803" calcext:value-type="float">
            <text:p>1.33803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66666.7" calcext:value-type="float">
            <text:p>66666.7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287105" calcext:value-type="float">
            <text:p>287105</text:p>
          </table:table-cell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.33753" calcext:value-type="float">
            <text:p>1.337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49019.6" calcext:value-type="float">
            <text:p>49019.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15279" calcext:value-type="float">
            <text:p>315279</text:p>
          </table:table-cell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1.33705" calcext:value-type="float">
            <text:p>1.33705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0769.2" calcext:value-type="float">
            <text:p>30769.2</text:p>
          </table:table-cell>
          <table:table-cell/>
          <table:table-cell office:value-type="float" office:value="510" calcext:value-type="float">
            <text:p>510</text:p>
          </table:table-cell>
          <table:table-cell office:value-type="float" office:value="345470" calcext:value-type="float">
            <text:p>345470</text:p>
          </table:table-cell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1.3366" calcext:value-type="float">
            <text:p>1.3366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24449.9" calcext:value-type="float">
            <text:p>24449.9</text:p>
          </table:table-cell>
          <table:table-cell/>
          <table:table-cell office:value-type="float" office:value="520" calcext:value-type="float">
            <text:p>520</text:p>
          </table:table-cell>
          <table:table-cell office:value-type="float" office:value="377750" calcext:value-type="float">
            <text:p>377750</text:p>
          </table:table-cell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1.33617" calcext:value-type="float">
            <text:p>1.33617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23041.5" calcext:value-type="float">
            <text:p>23041.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412223" calcext:value-type="float">
            <text:p>412223</text:p>
          </table:table-cell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1.33576" calcext:value-type="float">
            <text:p>1.33576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21097" calcext:value-type="float">
            <text:p>21097</text:p>
          </table:table-cell>
          <table:table-cell/>
          <table:table-cell office:value-type="float" office:value="540" calcext:value-type="float">
            <text:p>540</text:p>
          </table:table-cell>
          <table:table-cell office:value-type="float" office:value="448973" calcext:value-type="float">
            <text:p>448973</text:p>
          </table:table-cell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.33536" calcext:value-type="float">
            <text:p>1.33536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17699.1" calcext:value-type="float">
            <text:p>17699.1</text:p>
          </table:table-cell>
          <table:table-cell/>
          <table:table-cell office:value-type="float" office:value="550" calcext:value-type="float">
            <text:p>550</text:p>
          </table:table-cell>
          <table:table-cell office:value-type="float" office:value="488103" calcext:value-type="float">
            <text:p>488103</text:p>
          </table:table-cell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1.33498" calcext:value-type="float">
            <text:p>1.33498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16155.1" calcext:value-type="float">
            <text:p>16155.1</text:p>
          </table:table-cell>
          <table:table-cell/>
          <table:table-cell office:value-type="float" office:value="560" calcext:value-type="float">
            <text:p>560</text:p>
          </table:table-cell>
          <table:table-cell office:value-type="float" office:value="529706" calcext:value-type="float">
            <text:p>529706</text:p>
          </table:table-cell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1.33462" calcext:value-type="float">
            <text:p>1.33462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14388.5" calcext:value-type="float">
            <text:p>14388.5</text:p>
          </table:table-cell>
          <table:table-cell/>
          <table:table-cell office:value-type="float" office:value="570" calcext:value-type="float">
            <text:p>570</text:p>
          </table:table-cell>
          <table:table-cell office:value-type="float" office:value="573879" calcext:value-type="float">
            <text:p>573879</text:p>
          </table:table-cell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1.33427" calcext:value-type="float">
            <text:p>1.33427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11160.7" calcext:value-type="float">
            <text:p>11160.7</text:p>
          </table:table-cell>
          <table:table-cell/>
          <table:table-cell office:value-type="float" office:value="580" calcext:value-type="float">
            <text:p>580</text:p>
          </table:table-cell>
          <table:table-cell office:value-type="float" office:value="620737" calcext:value-type="float">
            <text:p>620737</text:p>
          </table:table-cell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1.33393" calcext:value-type="float">
            <text:p>1.33393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7401.92" calcext:value-type="float">
            <text:p>7401.92</text:p>
          </table:table-cell>
          <table:table-cell/>
          <table:table-cell office:value-type="float" office:value="590" calcext:value-type="float">
            <text:p>590</text:p>
          </table:table-cell>
          <table:table-cell office:value-type="float" office:value="670356" calcext:value-type="float">
            <text:p>670356</text:p>
          </table:table-cell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.33361" calcext:value-type="float">
            <text:p>1.3336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4496.4" calcext:value-type="float">
            <text:p>4496.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722859" calcext:value-type="float">
            <text:p>722859</text:p>
          </table:table-cell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1.33329" calcext:value-type="float">
            <text:p>1.33329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3782.15" calcext:value-type="float">
            <text:p>3782.15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778345" calcext:value-type="float">
            <text:p>778345</text:p>
          </table:table-cell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1.33299" calcext:value-type="float">
            <text:p>1.33299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3629.76" calcext:value-type="float">
            <text:p>3629.76</text:p>
          </table:table-cell>
          <table:table-cell/>
          <table:table-cell office:value-type="float" office:value="620" calcext:value-type="float">
            <text:p>620</text:p>
          </table:table-cell>
          <table:table-cell office:value-type="float" office:value="836919" calcext:value-type="float">
            <text:p>836919</text:p>
          </table:table-cell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.3327" calcext:value-type="float">
            <text:p>1.3327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3429.36" calcext:value-type="float">
            <text:p>3429.36</text:p>
          </table:table-cell>
          <table:table-cell/>
          <table:table-cell office:value-type="float" office:value="630" calcext:value-type="float">
            <text:p>630</text:p>
          </table:table-cell>
          <table:table-cell office:value-type="float" office:value="898711" calcext:value-type="float">
            <text:p>898711</text:p>
          </table:table-cell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1.33241" calcext:value-type="float">
            <text:p>1.3324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217.5" calcext:value-type="float">
            <text:p>3217.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963791" calcext:value-type="float">
            <text:p>963791</text:p>
          </table:table-cell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 office:value-type="float" office:value="1.33213" calcext:value-type="float">
            <text:p>1.33213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2941.18" calcext:value-type="float">
            <text:p>2941.18</text:p>
          </table:table-cell>
          <table:table-cell/>
          <table:table-cell office:value-type="float" office:value="650" calcext:value-type="float">
            <text:p>650</text:p>
          </table:table-cell>
          <table:table-cell office:value-type="float" office:value="1032330" calcext:value-type="float">
            <text:p>1032330</text:p>
          </table:table-cell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1.33186" calcext:value-type="float">
            <text:p>1.33186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2439.02" calcext:value-type="float">
            <text:p>2439.02</text:p>
          </table:table-cell>
          <table:table-cell/>
          <table:table-cell office:value-type="float" office:value="660" calcext:value-type="float">
            <text:p>660</text:p>
          </table:table-cell>
          <table:table-cell office:value-type="float" office:value="1104370" calcext:value-type="float">
            <text:p>1104370</text:p>
          </table:table-cell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 office:value-type="float" office:value="1.3316" calcext:value-type="float">
            <text:p>1.3316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2277.9" calcext:value-type="float">
            <text:p>2277.9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1180080" calcext:value-type="float">
            <text:p>1180080</text:p>
          </table:table-cell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 office:value-type="float" office:value="1.33134" calcext:value-type="float">
            <text:p>1.3313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2150.54" calcext:value-type="float">
            <text:p>2150.54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1259550" calcext:value-type="float">
            <text:p>1259550</text:p>
          </table:table-cell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1.33109" calcext:value-type="float">
            <text:p>1.33109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937.98" calcext:value-type="float">
            <text:p>1937.98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1342950" calcext:value-type="float">
            <text:p>1342950</text:p>
          </table:table-cell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.33084" calcext:value-type="float">
            <text:p>1.33084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602.56" calcext:value-type="float">
            <text:p>1602.5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430320" calcext:value-type="float">
            <text:p>1430320</text:p>
          </table:table-cell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 office:value-type="float" office:value="1.3306" calcext:value-type="float">
            <text:p>1.3306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209.19" calcext:value-type="float">
            <text:p>1209.19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1521840" calcext:value-type="float">
            <text:p>1521840</text:p>
          </table:table-cell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1.33037" calcext:value-type="float">
            <text:p>1.3303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812.348" calcext:value-type="float">
            <text:p>812.34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617650" calcext:value-type="float">
            <text:p>1617650</text:p>
          </table:table-cell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 office:value-type="float" office:value="1.33014" calcext:value-type="float">
            <text:p>1.33014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1717830" calcext:value-type="float">
            <text:p>17178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15:44:31.351134036</meta:creation-date>
    <dc:date>2023-12-18T15:59:14.127391789</dc:date>
    <meta:editing-duration>PT4M32S</meta:editing-duration>
    <meta:editing-cycles>2</meta:editing-cycles>
    <meta:generator>LibreOffice/7.3.7.2$Linux_X86_64 LibreOffice_project/30$Build-2</meta:generator>
    <meta:document-statistic meta:table-count="1" meta:cell-count="334" meta:object-count="0"/>
  </office:meta>
</office:document-meta>
</file>